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pdate to Exercise 2 Solutions</text:p>
      <text:p text:style-name="P1">Tom McGrath</text:p>
      <text:p text:style-name="P1"/>
      <text:p text:style-name="P2">I wasn't happy with the previous number of results I got for exercise 2 – time constraints during the week meant that I couldn't run the calculations as comprehensively as I'd have liked. To get better results, I recompiled on my personal computer using the icc -O3 flag and processor-specific compilation targeting -xSSE4.2. I'm running a 2nd-generation Core i7 Q720, so this is the most recent processor-specific optimisation I can support. I've attached results below. The code is the same.</text:p>
      <text:p text:style-name="P2"/>
      <text:p text:style-name="P2">1D case:</text:p>
      <text:p text:style-name="P2"/>
      <text:p text:style-name="P2">SOR:</text:p>
      <text:p text:style-name="P2"><draw:frame draw:style-name="fr1" draw:name="Object1" text:anchor-type="paragraph" svg:width="21.001cm" svg:height="5.883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</meta:initial-creator>
    <meta:creation-date>2014-03-23T18:49:45</meta:creation-date>
    <dc:date>2014-03-23T19:34:01</dc:date>
    <dc:creator>Tom </dc:creator>
    <meta:editing-duration>P0D</meta:editing-duration>
    <meta:editing-cycles>1</meta:editing-cycles>
    <meta:document-statistic meta:table-count="0" meta:image-count="0" meta:object-count="1" meta:page-count="1" meta:paragraph-count="5" meta:word-count="90" meta:character-count="546" meta:non-whitespace-character-count="46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2">
          <table:table-cell office:value-type="string">
            <text:p><text:s text:c="7"/>N</text:p>
          </table:table-cell>
          <table:table-cell office:value-type="string">
            <text:p><text:s text:c="3"/>max psi r</text:p>
          </table:table-cell>
          <table:table-cell office:value-type="string">
            <text:p><text:s text:c="3"/>x max psi</text:p>
          </table:table-cell>
          <table:table-cell office:value-type="string">
            <text:p><text:s text:c="3"/>max psi s</text:p>
          </table:table-cell>
          <table:table-cell office:value-type="string">
            <text:p><text:s text:c="2"/>psi=0 time</text:p>
          </table:table-cell>
          <table:table-cell office:value-type="string">
            <text:p><text:s text:c="4"/># sweeps</text:p>
          </table:table-cell>
          <table:table-cell office:value-type="string">
            <text:p><text:s text:c="2"/>psi prev t</text:p>
          </table:table-cell>
          <table:table-cell office:value-type="string">
            <text:p><text:s text:c="6"/>sweeps</text:p>
          </table:table-cell>
          <table:table-cell office:value-type="string">
            <text:p><text:s text:c="6"/>t best</text:p>
          </table:table-cell>
          <table:table-cell office:value-type="string">
            <text:p><text:s text:c="6"/>sweeps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.40625">
            <text:p>1.40625</text:p>
          </table:table-cell>
          <table:table-cell office:value-type="float" office:value="0.125">
            <text:p>0.125</text:p>
          </table:table-cell>
          <table:table-cell office:value-type="float" office:value="0.9375">
            <text:p>0.93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.17187">
            <text:p>1.17187</text:p>
          </table:table-cell>
          <table:table-cell office:value-type="float" office:value="0.125">
            <text:p>0.125</text:p>
          </table:table-cell>
          <table:table-cell office:value-type="float" office:value="0.9375">
            <text:p>0.9375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.05957">
            <text:p>1.05957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.0083">
            <text:p>1.0083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982666">
            <text:p>0.982666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0">
            <text:p>0</text:p>
          </table:table-cell>
          <table:table-cell office:value-type="float" office:value="628">
            <text:p>628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969849">
            <text:p>0.969849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0.01">
            <text:p>0.01</text:p>
          </table:table-cell>
          <table:table-cell office:value-type="float" office:value="1157">
            <text:p>1157</text:p>
          </table:table-cell>
          <table:table-cell office:value-type="float" office:value="0">
            <text:p>0</text:p>
          </table:table-cell>
          <table:table-cell office:value-type="float" office:value="966">
            <text:p>9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96344">
            <text:p>0.96344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0.03">
            <text:p>0.03</text:p>
          </table:table-cell>
          <table:table-cell office:value-type="float" office:value="2177">
            <text:p>2177</text:p>
          </table:table-cell>
          <table:table-cell office:value-type="float" office:value="0.02">
            <text:p>0.02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960236">
            <text:p>0.960236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0.09">
            <text:p>0.09</text:p>
          </table:table-cell>
          <table:table-cell office:value-type="float" office:value="4147">
            <text:p>4147</text:p>
          </table:table-cell>
          <table:table-cell office:value-type="float" office:value="0.03">
            <text:p>0.03</text:p>
          </table:table-cell>
          <table:table-cell office:value-type="float" office:value="3198">
            <text:p>31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958633">
            <text:p>0.958633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0.31">
            <text:p>0.31</text:p>
          </table:table-cell>
          <table:table-cell office:value-type="float" office:value="7952">
            <text:p>7952</text:p>
          </table:table-cell>
          <table:table-cell office:value-type="float" office:value="0.12">
            <text:p>0.12</text:p>
          </table:table-cell>
          <table:table-cell office:value-type="float" office:value="5848">
            <text:p>58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957832">
            <text:p>0.957832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1.18">
            <text:p>1.18</text:p>
          </table:table-cell>
          <table:table-cell office:value-type="float" office:value="15405">
            <text:p>15405</text:p>
          </table:table-cell>
          <table:table-cell office:value-type="float" office:value="0.41">
            <text:p>0.41</text:p>
          </table:table-cell>
          <table:table-cell office:value-type="float" office:value="10696">
            <text:p>10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957432">
            <text:p>0.957432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4.54">
            <text:p>4.54</text:p>
          </table:table-cell>
          <table:table-cell office:value-type="float" office:value="29819">
            <text:p>29819</text:p>
          </table:table-cell>
          <table:table-cell office:value-type="float" office:value="1.61">
            <text:p>1.61</text:p>
          </table:table-cell>
          <table:table-cell office:value-type="float" office:value="19484">
            <text:p>194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957232">
            <text:p>0.957232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17.09">
            <text:p>17.09</text:p>
          </table:table-cell>
          <table:table-cell office:value-type="float" office:value="57538">
            <text:p>57538</text:p>
          </table:table-cell>
          <table:table-cell office:value-type="float" office:value="5.49">
            <text:p>5.49</text:p>
          </table:table-cell>
          <table:table-cell office:value-type="float" office:value="34631">
            <text:p>346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957131">
            <text:p>0.957131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66.11">
            <text:p>66.11</text:p>
          </table:table-cell>
          <table:table-cell office:value-type="float" office:value="110480">
            <text:p>110480</text:p>
          </table:table-cell>
          <table:table-cell office:value-type="float" office:value="18.92">
            <text:p>18.92</text:p>
          </table:table-cell>
          <table:table-cell office:value-type="float" office:value="62612">
            <text:p>626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957081">
            <text:p>0.957081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268.95">
            <text:p>268.95</text:p>
          </table:table-cell>
          <table:table-cell office:value-type="float" office:value="223322">
            <text:p>223322</text:p>
          </table:table-cell>
          <table:table-cell office:value-type="float" office:value="71.1">
            <text:p>71.1</text:p>
          </table:table-cell>
          <table:table-cell office:value-type="float" office:value="116391">
            <text:p>1163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957056">
            <text:p>0.957056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1060.9">
            <text:p>1060.9</text:p>
          </table:table-cell>
          <table:table-cell office:value-type="float" office:value="433475">
            <text:p>433475</text:p>
          </table:table-cell>
          <table:table-cell office:value-type="float" office:value="261.06">
            <text:p>261.06</text:p>
          </table:table-cell>
          <table:table-cell office:value-type="float" office:value="206471">
            <text:p>2064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